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calcext:conditional-formats>
          <calcext:conditional-format calcext:target-range-address="Sheet1.A1:Sheet1.A10">
            <calcext:icon-set calcext:icon-set-type="3Arrows">
              <calcext:formatting-entry calcext:value="0" calcext:type="percent"/>
              <calcext:formatting-entry calcext:value="=[.B4]" calcext:type="formula"/>
              <calcext:formatting-entry calcext:value="=[.B5]" calcext:type="formula"/>
            </calcext:icon-set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2:13:15.512056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5T23:48:01.726760172</meta:creation-date>
    <dc:date>2021-02-26T12:13:41.143844002</dc:date>
    <meta:editing-duration>PT5M59S</meta:editing-duration>
    <meta:editing-cycles>6</meta:editing-cycles>
    <meta:generator>LibreOfficeDev/7.2.0.0.alpha0$Linux_X86_64 LibreOffice_project/af64bc49d872d8a040d66387303def98eae5cd51</meta:generator>
    <meta:document-statistic meta:table-count="1" meta:cell-count="12" meta:object-count="0"/>
  </office:meta>
</office:document-meta>
</file>